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c549f" officeooo:paragraph-rsid="001c549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ed73" officeooo:paragraph-rsid="001ded7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322b" officeooo:paragraph-rsid="001f322b" style:font-weight-asian="bold" style:font-weight-complex="bold"/>
    </style:style>
    <style:style style:name="P4" style:family="paragraph" style:parent-style-name="Table_20_Contents">
      <style:text-properties officeooo:rsid="001c549f" officeooo:paragraph-rsid="001c549f"/>
    </style:style>
    <style:style style:name="P5" style:family="paragraph" style:parent-style-name="Table_20_Contents">
      <style:text-properties fo:font-weight="bold" officeooo:rsid="001c549f" officeooo:paragraph-rsid="001c549f" style:font-weight-asian="bold" style:font-weight-complex="bold"/>
    </style:style>
    <style:style style:name="P6" style:family="paragraph" style:parent-style-name="Table_20_Contents">
      <style:text-properties officeooo:rsid="001ded73" officeooo:paragraph-rsid="001ded73"/>
    </style:style>
    <style:style style:name="P7" style:family="paragraph" style:parent-style-name="Table_20_Contents">
      <style:text-properties style:font-name="Noto Sans Mono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ed73" officeooo:paragraph-rsid="001ded7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322b" officeooo:paragraph-rsid="001f322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15908" officeooo:paragraph-rsid="00215908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37012" officeooo:paragraph-rsid="00237012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462fc" officeooo:paragraph-rsid="002462fc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f322b"/>
    </style:style>
    <style:style style:name="T3" style:family="text">
      <style:text-properties officeooo:rsid="002095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2)a)<text:span text:style-name="T1"> </text:span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Nom</text:p>
          </table:table-cell>
          <table:table-cell table:style-name="Tableau1.A1" office:value-type="string">
            <text:p text:style-name="P5">Type</text:p>
          </table:table-cell>
          <table:table-cell table:style-name="Tableau1.C1" office:value-type="string">
            <text:p text:style-name="P5">Description</text:p>
          </table:table-cell>
        </table:table-row>
        <table:table-row>
          <table:table-cell table:style-name="Tableau1.A2" office:value-type="string">
            <text:p text:style-name="P4">celsiusDegrees</text:p>
          </table:table-cell>
          <table:table-cell table:style-name="Tableau1.A2" office:value-type="string">
            <text:p text:style-name="P4">float</text:p>
          </table:table-cell>
          <table:table-cell table:style-name="Tableau1.C2" office:value-type="string">
            <text:p text:style-name="P4">Variable contenant la valeur en degrés Celsius</text:p>
          </table:table-cell>
        </table:table-row>
        <table:table-row>
          <table:table-cell table:style-name="Tableau1.A2" office:value-type="string">
            <text:p text:style-name="P4">farheineitDegrees</text:p>
          </table:table-cell>
          <table:table-cell table:style-name="Tableau1.A2" office:value-type="string">
            <text:p text:style-name="P4">float</text:p>
          </table:table-cell>
          <table:table-cell table:style-name="Tableau1.C2" office:value-type="string">
            <text:p text:style-name="P4">Variable contenant la valeur en degrés Fareinheit</text:p>
          </table:table-cell>
        </table:table-row>
      </table:table>
      <text:p text:style-name="P1">g)<text:span text:style-name="T1"> </text:span>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5">Nom</text:p>
          </table:table-cell>
          <table:table-cell table:style-name="Tableau2.A1" office:value-type="string">
            <text:p text:style-name="P5">Type</text:p>
          </table:table-cell>
          <table:table-cell table:style-name="Tableau2.C1" office:value-type="string">
            <text:p text:style-name="P5">Description</text:p>
          </table:table-cell>
        </table:table-row>
        <table:table-row>
          <table:table-cell table:style-name="Tableau2.A2" office:value-type="string">
            <text:p text:style-name="P4">conversionType</text:p>
          </table:table-cell>
          <table:table-cell table:style-name="Tableau2.A2" office:value-type="string">
            <text:p text:style-name="P4">int</text:p>
          </table:table-cell>
          <table:table-cell table:style-name="Tableau2.C2" office:value-type="string">
            <text:p text:style-name="P4">Variable contenant 1 pour une conversion vers des farhenheit et 2 pour une conversion vers des celsius</text:p>
          </table:table-cell>
        </table:table-row>
        <table:table-row>
          <table:table-cell table:style-name="Tableau2.A2" office:value-type="string">
            <text:p text:style-name="P4">inputDegrees</text:p>
          </table:table-cell>
          <table:table-cell table:style-name="Tableau2.A2" office:value-type="string">
            <text:p text:style-name="P4">float</text:p>
          </table:table-cell>
          <table:table-cell table:style-name="Tableau2.C2" office:value-type="string">
            <text:p text:style-name="P4">Variable contenant les degrés avant conversion</text:p>
          </table:table-cell>
        </table:table-row>
        <table:table-row>
          <table:table-cell table:style-name="Tableau2.A2" office:value-type="string">
            <text:p text:style-name="P4">convertedDegrees</text:p>
          </table:table-cell>
          <table:table-cell table:style-name="Tableau2.A2" office:value-type="string">
            <text:p text:style-name="P4">float</text:p>
          </table:table-cell>
          <table:table-cell table:style-name="Tableau2.C2" office:value-type="string">
            <text:p text:style-name="P4">Variable contenant les degrés après conversion</text:p>
          </table:table-cell>
        </table:table-row>
      </table:table>
      <text:p text:style-name="P2">2.1)<text:span text:style-name="T1"> </text:span>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5">Nom</text:p>
          </table:table-cell>
          <table:table-cell table:style-name="Tableau3.A1" office:value-type="string">
            <text:p text:style-name="P5">Type</text:p>
          </table:table-cell>
          <table:table-cell table:style-name="Tableau3.C1" office:value-type="string">
            <text:p text:style-name="P5">Description</text:p>
          </table:table-cell>
        </table:table-row>
        <table:table-row>
          <table:table-cell table:style-name="Tableau3.A2" office:value-type="string">
            <text:p text:style-name="P6">choice</text:p>
          </table:table-cell>
          <table:table-cell table:style-name="Tableau3.A2" office:value-type="string">
            <text:p text:style-name="P6">int</text:p>
          </table:table-cell>
          <table:table-cell table:style-name="Tableau3.C2" office:value-type="string">
            <text:p text:style-name="P6">Variable contenant le choix de l’utilisateur</text:p>
          </table:table-cell>
        </table:table-row>
        <table:table-row>
          <table:table-cell table:style-name="Tableau3.A2" office:value-type="string">
            <text:p text:style-name="P6">surface</text:p>
          </table:table-cell>
          <table:table-cell table:style-name="Tableau3.A2" office:value-type="string">
            <text:p text:style-name="P6">float </text:p>
          </table:table-cell>
          <table:table-cell table:style-name="Tableau3.C2" office:value-type="string">
            <text:p text:style-name="P6">Variable contenant la surface calculée</text:p>
          </table:table-cell>
        </table:table-row>
        <table:table-row>
          <table:table-cell table:style-name="Tableau3.A2" office:value-type="string">
            <text:p text:style-name="P6">a</text:p>
          </table:table-cell>
          <table:table-cell table:style-name="Tableau3.A2" table:number-rows-spanned="3" office:value-type="string">
            <text:p text:style-name="P6">int</text:p>
            <text:p text:style-name="P6"/>
          </table:table-cell>
          <table:table-cell table:style-name="Tableau3.C2" table:number-rows-spanned="3" office:value-type="string">
            <text:p text:style-name="P6">Variables contenant les entrées de l’utilisateur nécessaire au calcul, ou non définies si non utilisées.</text:p>
          </table:table-cell>
        </table:table-row>
        <table:table-row>
          <table:table-cell table:style-name="Tableau3.A2" office:value-type="string">
            <text:p text:style-name="P6">b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6">c</text:p>
          </table:table-cell>
          <table:covered-table-cell table:style-name="Tableau3.A2"/>
          <table:covered-table-cell table:style-name="Tableau3.C2"/>
        </table:table-row>
        <table:table-row>
          <table:table-cell table:style-name="Tableau3.A2" office:value-type="string">
            <text:p text:style-name="P6">s</text:p>
          </table:table-cell>
          <table:table-cell table:style-name="Tableau3.A2" office:value-type="string">
            <text:p text:style-name="P6">float</text:p>
          </table:table-cell>
          <table:table-cell table:style-name="Tableau3.C2" office:value-type="string">
            <text:p text:style-name="P6">Variable contenant la demi surface, déclarée, définie et utilisée pour la formule de Héron</text:p>
          </table:table-cell>
        </table:table-row>
      </table:table>
      <text:p text:style-name="P2">2.2)<text:span text:style-name="T1"> Dans le cas ou la plus grande des valeurs entre a, b et c est strictement inférieur a la somme des deux autres valeurs.</text:span></text:p>
      <text:p text:style-name="P2"/>
      <text:p text:style-name="P3">TP III)2)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Algorithme : calcul_expo</text:p>
            <text:p text:style-name="P7">Variables : x, <text:span text:style-name="T2">i, j, fact, sum</text:span></text:p>
            <text:p text:style-name="P7">Début :</text:p>
            <text:p text:style-name="P7"><text:s text:c="4"/><text:span text:style-name="T2">afficher « Saisir x »</text:span></text:p>
            <text:p text:style-name="P7"><text:s text:c="4"/><text:span text:style-name="T2">saisir x</text:span></text:p>
            <text:p text:style-name="P7"><text:s text:c="4"/><text:span text:style-name="T2">sum = 0</text:span></text:p>
            <text:p text:style-name="P7"><text:s text:c="4"/><text:span text:style-name="T2">pour i = 0 jusqu’à i = 10</text:span></text:p>
            <text:p text:style-name="P7"><text:s text:c="8"/><text:span text:style-name="T2">fact = </text:span><text:span text:style-name="T3">1</text:span></text:p>
            <text:p text:style-name="P7"><text:s text:c="8"/><text:span text:style-name="T2">pour j = 1 jusqu’à j = i</text:span></text:p>
            <text:p text:style-name="P7"><text:s text:c="12"/><text:span text:style-name="T2">fact = fact * j</text:span></text:p>
            <text:p text:style-name="P7"><text:soft-page-break/><text:s text:c="8"/><text:span text:style-name="T2">fin pour</text:span></text:p>
            <text:p text:style-name="P7"><text:s text:c="8"/><text:span text:style-name="T2">somme += pow(x, i) / fact</text:span></text:p>
            <text:p text:style-name="P7"><text:s text:c="4"/><text:span text:style-name="T2">fin pour</text:span></text:p>
            <text:p text:style-name="P7"><text:s text:c="4"/><text:span text:style-name="T2">afficher « exp = sum »</text:span></text:p>
            <text:p text:style-name="P7">Fin</text:p>
          </table:table-cell>
        </table:table-row>
      </table:table>
      <text:p text:style-name="P3"/>
      <text:p text:style-name="P10">TP V)<text:span text:style-name="T1"/></text:p>
      <text:p text:style-name="P10">5.1.c)<text:span text:style-name="T1"> Le programme ne prend pas en compte les caractères avec accent comme des voyelles (pas de support de l’unicode).</text:span><text:span text:style-name="T1"/></text:p>
      <text:p text:style-name="P11">5.2.a)<text:span text:style-name="T1"> Ce résultat peut être expliqué par le dépassement de la taille de variables prévu initialement.</text:span><text:span text:style-name="T1"/></text:p>
      <text:p text:style-name="P12">b)<text:span text:style-name="T1"> Car la prise en charge dépend du compilateur utilisé, de la machine sur laquelle le programme va être éxécuté et de l’OS utilisé.</text:span><text:span text:style-name="T1"/></text:p>
      <text:p text:style-name="P12">c)<text:span text:style-name="T1"> On peut corriger ce problème en vérifiant que l’utilisateur envoie une chaine inférieure a la taille ou en tronquant la chaine de caractères via le format par exemple («%8s»)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0:40:24.006617611</meta:creation-date>
    <dc:date>2023-10-10T10:23:08.723360997</dc:date>
    <meta:editing-duration>PT3H38M34S</meta:editing-duration>
    <meta:editing-cycles>9</meta:editing-cycles>
    <meta:generator>LibreOffice/7.5.3.2$Linux_X86_64 LibreOffice_project/50$Build-2</meta:generator>
    <meta:document-statistic meta:table-count="4" meta:image-count="0" meta:object-count="0" meta:page-count="2" meta:paragraph-count="63" meta:word-count="297" meta:character-count="1735" meta:non-whitespace-character-count="1429"/>
  </office:meta>
</office:document-meta>
</file>